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text-properties officeooo:rsid="0006e059" officeooo:paragraph-rsid="0009079e"/>
    </style:style>
    <style:style style:name="P3" style:family="paragraph" style:parent-style-name="Standard">
      <style:text-properties officeooo:rsid="0006e059" officeooo:paragraph-rsid="000e7e60"/>
    </style:style>
    <style:style style:name="P4" style:family="paragraph" style:parent-style-name="Standard">
      <style:text-properties officeooo:rsid="0006e059" officeooo:paragraph-rsid="001069d8"/>
    </style:style>
    <style:style style:name="P5" style:family="paragraph" style:parent-style-name="Standard">
      <style:text-properties officeooo:rsid="0006e059" officeooo:paragraph-rsid="00118c11"/>
    </style:style>
    <style:style style:name="P6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6e059" officeooo:paragraph-rsid="000e7e60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e059" officeooo:paragraph-rsid="001069d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6e059" officeooo:paragraph-rsid="00118c11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Noto Mono" fo:font-size="10pt" officeooo:rsid="0006e059" officeooo:paragraph-rsid="0009079e" style:font-size-asian="10pt" style:font-size-complex="10pt"/>
    </style:style>
    <style:style style:name="P12" style:family="paragraph" style:parent-style-name="Standard">
      <style:text-properties style:font-name="Noto Mono" fo:font-size="10pt" officeooo:rsid="0006e059" officeooo:paragraph-rsid="001069d8" style:font-size-asian="10pt" style:font-size-complex="10pt"/>
    </style:style>
    <style:style style:name="P13" style:family="paragraph" style:parent-style-name="Standard">
      <style:text-properties officeooo:rsid="00118c11" officeooo:paragraph-rsid="00118c11"/>
    </style:style>
    <style:style style:name="P14" style:family="paragraph" style:parent-style-name="Standard" style:list-style-name="L1">
      <style:text-properties officeooo:rsid="0006e059" officeooo:paragraph-rsid="0006e059"/>
    </style:style>
    <style:style style:name="P15" style:family="paragraph" style:parent-style-name="Standard" style:list-style-name="L2">
      <style:text-properties officeooo:rsid="0006e059" officeooo:paragraph-rsid="0009079e"/>
    </style:style>
    <style:style style:name="P16" style:family="paragraph" style:parent-style-name="Standard" style:list-style-name="L2">
      <style:text-properties officeooo:rsid="0006e059" officeooo:paragraph-rsid="000ce4a8"/>
    </style:style>
    <style:style style:name="P17" style:family="paragraph" style:parent-style-name="Standard">
      <style:text-properties officeooo:rsid="0006e059" officeooo:paragraph-rsid="00190133"/>
    </style:style>
    <style:style style:name="P18" style:family="paragraph" style:parent-style-name="Standard">
      <style:text-properties style:font-name="Noto Mono" fo:font-size="10pt" officeooo:rsid="0006e059" officeooo:paragraph-rsid="00186a05" style:font-size-asian="10pt" style:font-size-complex="10pt"/>
    </style:style>
    <style:style style:name="T1" style:family="text">
      <style:text-properties officeooo:rsid="0009079e"/>
    </style:style>
    <style:style style:name="T2" style:family="text">
      <style:text-properties style:font-name="Noto Mono" fo:font-size="10pt" style:font-size-asian="10pt" style:font-size-complex="10pt"/>
    </style:style>
    <style:style style:name="T3" style:family="text">
      <style:text-properties style:font-name="Noto Mono" fo:font-size="10pt" officeooo:rsid="0009079e" style:font-size-asian="10pt" style:font-size-complex="10pt"/>
    </style:style>
    <style:style style:name="T4" style:family="text">
      <style:text-properties style:font-name="Noto Mono" fo:font-size="10pt" officeooo:rsid="000ce4a8" style:font-size-asian="10pt" style:font-size-complex="10pt"/>
    </style:style>
    <style:style style:name="T5" style:family="text">
      <style:text-properties style:font-name="Noto Mono" fo:font-size="10pt" officeooo:rsid="0014bb74" style:font-size-asian="10pt" style:font-size-complex="10pt"/>
    </style:style>
    <style:style style:name="T6" style:family="text">
      <style:text-properties officeooo:rsid="000aecfb"/>
    </style:style>
    <style:style style:name="T7" style:family="text">
      <style:text-properties officeooo:rsid="000c0852"/>
    </style:style>
    <style:style style:name="T8" style:family="text">
      <style:text-properties officeooo:rsid="000e7e60"/>
    </style:style>
    <style:style style:name="T9" style:family="text">
      <style:text-properties officeooo:rsid="001069d8"/>
    </style:style>
    <style:style style:name="T10" style:family="text">
      <style:text-properties officeooo:rsid="00118c11"/>
    </style:style>
    <style:style style:name="T11" style:family="text">
      <style:text-properties officeooo:rsid="0012d862"/>
    </style:style>
    <style:style style:name="T12" style:family="text">
      <style:text-properties officeooo:rsid="0014bb74"/>
    </style:style>
    <style:style style:name="T13" style:family="text">
      <style:text-properties style:text-position="sub 58%" style:font-name="Noto Mono" fo:font-size="10pt" style:font-size-asian="10pt" style:font-size-complex="10pt"/>
    </style:style>
    <style:style style:name="T14" style:family="text">
      <style:text-properties style:text-position="sub 58%" style:font-name="Noto Mono" fo:font-size="10pt" officeooo:rsid="0014bb74" style:font-size-asian="10pt" style:font-size-complex="10pt"/>
    </style:style>
    <style:style style:name="T15" style:family="text">
      <style:text-properties style:text-position="sub 58%" style:font-name="Noto Mono" fo:font-size="10pt" officeooo:rsid="000e7e60" style:font-size-asian="10pt" style:font-size-complex="10pt"/>
    </style:style>
    <style:style style:name="T16" style:family="text">
      <style:text-properties style:text-position="sub 58%" fo:font-size="13pt" officeooo:rsid="000e7e60" style:font-size-asian="13pt" style:font-size-complex="13pt"/>
    </style:style>
    <style:style style:name="T17" style:family="text">
      <style:text-properties style:text-position="sub 58%" style:font-name="Liberation Serif" fo:font-size="13pt" officeooo:rsid="000e7e60" style:font-size-asian="13pt" style:font-size-complex="13pt"/>
    </style:style>
    <style:style style:name="T18" style:family="text">
      <style:text-properties officeooo:rsid="00186a05"/>
    </style:style>
    <style:style style:name="T19" style:family="text">
      <style:text-properties officeooo:rsid="0019013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fgabe 1 - Linux-Kommandos</text:p>
      <text:p text:style-name="P1"/>
      <text:p text:style-name="P1">Geben Sie ein Kommando an, mit dem Sie …</text:p>
      <text:p text:style-name="P1"/>
      <text:list text:style-name="L1">
        <text:list-item>
          <text:p text:style-name="P14">Handbuchseiten („man pages“) öffnen können.</text:p>
        </text:list-item>
        <text:list-item>
          <text:p text:style-name="P14">das aktuelle Verzeichnis in der Shell ausgeben können.</text:p>
        </text:list-item>
        <text:list-item>
          <text:p text:style-name="P14">ein neues Verzeichnis erzeugen können.</text:p>
        </text:list-item>
        <text:list-item>
          <text:p text:style-name="P14">in ein Verzeichnis wechseln können.</text:p>
        </text:list-item>
        <text:list-item>
          <text:p text:style-name="P14">den Inhalt eines Verzeichnisses in der Shell ausgeben können.</text:p>
        </text:list-item>
        <text:list-item>
          <text:p text:style-name="P14">eine leere Datei erzeugen können.</text:p>
        </text:list-item>
        <text:list-item>
          <text:p text:style-name="P14">versuchen können den Inhalt einer Datei zu bestimmen.</text:p>
        </text:list-item>
        <text:list-item>
          <text:p text:style-name="P14">den Inhalt verschiedener Dateien verknüpfen oder den Inhalt einer Datei ausgeben können.</text:p>
        </text:list-item>
        <text:list-item>
          <text:p text:style-name="P14">Zeilen vom Ende einer Datei in der Shell ausgeben können.</text:p>
        </text:list-item>
        <text:list-item>
          <text:p text:style-name="P14">Zeilen vom Anfang einer Datei in der Shell ausgeben können.</text:p>
        </text:list-item>
        <text:list-item>
          <text:p text:style-name="P14">Dateien oder Verzeichnisse an eine andere Stelle kopieren können.</text:p>
        </text:list-item>
        <text:list-item>
          <text:p text:style-name="P14">Dateien oder Verzeichnisse an eine andere Stelle verschieben können.</text:p>
        </text:list-item>
        <text:list-item>
          <text:p text:style-name="P14">Dateien oder Verzeichnisse löschen können.</text:p>
        </text:list-item>
        <text:list-item>
          <text:p text:style-name="P14">ein leeres Verzeichnis löschen können.</text:p>
        </text:list-item>
        <text:list-item>
          <text:p text:style-name="P14">eine Zeichenkette in der Shell ausgeben können.</text:p>
        </text:list-item>
        <text:list-item>
          <text:p text:style-name="P14">die Dateirechte von Dateien oder Verzeichnissen ändern können.</text:p>
        </text:list-item>
        <text:list-item>
          <text:p text:style-name="P14">Das Password eines Benutzers ändern können.</text:p>
        </text:list-item>
        <text:list-item>
          <text:p text:style-name="P14">die laufende Sitzung (und damit auch die Shell) beenden und den Rückgabewert eines Shell-Skripts festzulegen können.</text:p>
        </text:list-item>
        <text:list-item>
          <text:p text:style-name="P14">das System neu starten können.</text:p>
        </text:list-item>
        <text:list-item>
          <text:p text:style-name="P14">das System ausschalten können.</text:p>
        </text:list-item>
        <text:list-item>
          <text:p text:style-name="P14">einen neuen Benutzer erstellen können.</text:p>
        </text:list-item>
        <text:list-item>
          <text:p text:style-name="P14">einen Benutzer löschen können.</text:p>
        </text:list-item>
        <text:list-item>
          <text:p text:style-name="P14">einen Benutzer ändern können.</text:p>
        </text:list-item>
        <text:list-item>
          <text:p text:style-name="P14">die Gruppenzugehörigkeiten des Benutzers ausgeben können.</text:p>
        </text:list-item>
        <text:list-item>
          <text:p text:style-name="P14">eine neue Gruppe erstellen können.</text:p>
        </text:list-item>
        <text:list-item>
          <text:p text:style-name="P14">eine Gruppe löschen können.</text:p>
        </text:list-item>
        <text:list-item>
          <text:p text:style-name="P14">eine Gruppe ändern können.</text:p>
        </text:list-item>
        <text:list-item>
          <text:p text:style-name="P14">den Benutzer (⇒ Besitzer) ändern können, der einer Datei oder einem Verzeichnis zugeordnet ist.</text:p>
        </text:list-item>
        <text:list-item>
          <text:p text:style-name="P14">die Gruppe ändern können, die einer Datei oder einem Verzeichnis zugeordnet ist.</text:p>
        </text:list-item>
        <text:list-item>
          <text:p text:style-name="P14">einen „Link“ erstellen können.</text:p>
        </text:list-item>
        <text:list-item>
          <text:p text:style-name="P14">eine Datei nach den Zeilen durchsuchen können, die ein Suchmuster enthalten?</text:p>
        </text:list-item>
        <text:list-item>
          <text:p text:style-name="P14">eine Liste der laufenden Prozesse in der Shell ausgeben können.</text:p>
        </text:list-item>
        <text:list-item>
          <text:p text:style-name="P14">einen im Hintergrund der Shell laufenden Prozess in den Vordergrund holen können.</text:p>
        </text:list-item>
        <text:list-item>
          <text:p text:style-name="P14">einen Prozess in den Hintergrund der Shell verschieben können.</text:p>
        </text:list-item>
        <text:list-item>
          <text:p text:style-name="P14">einen Prozess beenden können.</text:p>
        </text:list-item>
        <text:list-item>
          <text:p text:style-name="P14">eine Gruppe von Prozessen beenden können.</text:p>
        </text:list-item>
        <text:list-item>
          <text:p text:style-name="P14">die Priorität eines neuen Prozesses festlegen können.</text:p>
        </text:list-item>
        <text:list-item>
          <text:p text:style-name="P14">die Priorität eines existierenden Prozesses ändern können.</text:p>
        </text:list-item>
        <text:list-item>
          <text:p text:style-name="P14">eine Liste der existierenden Prozesse als Baumstruktur in der Shell ausgeben können.</text:p>
        </text:list-item>
      </text:list>
      <text:p text:style-name="P1"/>
      <text:p text:style-name="P7">Aufgabe <text:span text:style-name="T1">2</text:span> – <text:span text:style-name="T1">Dateien und Verzeichnisse</text:span></text:p>
      <text:p text:style-name="P7"/>
      <text:list text:style-name="L2">
        <text:list-item>
          <text:p text:style-name="P15">Erzeugen Sie in Ihrem Benutzerverzeichnis (Home-Verzeichnis) ein Verzeichnis <text:span text:style-name="T2">B</text:span><text:span text:style-name="T3">T</text:span><text:span text:style-name="T2">S</text:span>.</text:p>
        </text:list-item>
        <text:list-item>
          <text:p text:style-name="P15"><text:soft-page-break/>Wechseln Sie in das Verzeichnis <text:span text:style-name="T2">BTS</text:span> und erzeugen Sie darin eine leere Datei mit dem Dateinamen <text:span text:style-name="T2">Datei1.txt </text:span><text:span text:style-name="T1">(</text:span>Verwenden Sie zum Anlegen der Datei keinen Editor, sondern einen Kommandozeilenbefehl<text:span text:style-name="T1">)</text:span>.</text:p>
        </text:list-item>
        <text:list-item>
          <text:p text:style-name="P15">Überprüfen Sie die Dateigröße der Datei <text:span text:style-name="T2">Datei1.txt</text:span>.</text:p>
        </text:list-item>
        <text:list-item>
          <text:p text:style-name="P15">Ändern Sie die Modifikationszeit der Datei <text:span text:style-name="T2">Datei1.txt</text:span> auf Ihr Geburtsdatum.</text:p>
        </text:list-item>
        <text:list-item>
          <text:p text:style-name="P15">Erzeugen Sie auf der Shell eine neue Datei <text:span text:style-name="T2">Datei2.txt</text:span> und fügen Sie in die neue Datei einen beliebigen mehrzeiligen Text als Inhalt ein <text:span text:style-name="T6">(</text:span>Verwenden Sie für das Einfügen des Textes keinen Editor, sondern einen Kommandozeilenbefehl<text:span text:style-name="T6">)</text:span>.</text:p>
        </text:list-item>
        <text:list-item>
          <text:p text:style-name="P15">Geben Sie die erste Zeile der Datei <text:span text:style-name="T2">Datei2.txt</text:span> aus.</text:p>
        </text:list-item>
        <text:list-item>
          <text:p text:style-name="P15">Hängen den Inhalt von <text:span text:style-name="T2">Datei2.txt</text:span> an <text:span text:style-name="T2">Datei1.txt</text:span> an <text:span text:style-name="T7">(Verwenden keinen Editor, sondern einen Kommandozeilenbefehl).</text:span></text:p>
        </text:list-item>
        <text:list-item>
          <text:p text:style-name="P15">Erzeugen Sie in Ihrem Home-Verzeichnis ein Verzeichnis mit dem Verzeichnisnamen <text:span text:style-name="T2">BS</text:span><text:span text:style-name="T4">_</text:span><text:span text:style-name="T2">Vorlesung</text:span>.</text:p>
        </text:list-item>
        <text:list-item>
          <text:p text:style-name="P16">Kopieren Sie die Dateien <text:span text:style-name="T2">Datei1.txt</text:span> und <text:span text:style-name="T2">Datei2.txt</text:span> aus dem Verzeichnis <text:span text:style-name="T2">BTS</text:span> in das Verzeichnis <text:span text:style-name="T2">BS</text:span><text:span text:style-name="T4">_</text:span><text:span text:style-name="T2">Vorlesung</text:span>.</text:p>
        </text:list-item>
        <text:list-item>
          <text:p text:style-name="P16">Löschen Sie das Verzeichnis <text:span text:style-name="T2">BTS.</text:span></text:p>
        </text:list-item>
      </text:list>
      <text:p text:style-name="P11"/>
      <text:p text:style-name="P2"/>
      <text:p text:style-name="P8">Aufgabe <text:span text:style-name="T8">3</text:span> – <text:span text:style-name="T8">Hello World</text:span></text:p>
      <text:p text:style-name="P8"/>
      <text:p text:style-name="P3"><text:span text:style-name="T8">Schreiben Sie ein C-Programm </text:span><text:span text:style-name="T2">hello.c, </text:span><text:span text:style-name="T8">das „Hello, World“ in d</text:span><text:span text:style-name="T9">ie</text:span><text:span text:style-name="T8"> Standardausgabe ausgibt.</text:span></text:p>
      <text:p text:style-name="P3"/>
      <text:p text:style-name="P8"/>
      <text:p text:style-name="P9">Aufgabe <text:span text:style-name="T9">4</text:span> – <text:span text:style-name="T9">Argumente</text:span></text:p>
      <text:p text:style-name="P9"/>
      <text:p text:style-name="P17"><text:span text:style-name="T8">Schreiben Sie ein C-Programm </text:span><text:span text:style-name="T2">args.c</text:span><text:span text:style-name="T8">, </text:span><text:span text:style-name="T19">das die Argumente der Kommandozeile in der Standausgabe ausgibt.</text:span></text:p>
      <text:p text:style-name="P18"/>
      <text:p text:style-name="P12"/>
      <text:p text:style-name="P10">Aufgabe <text:span text:style-name="T18">5</text:span> – <text:span text:style-name="T10">Translate</text:span></text:p>
      <text:p text:style-name="P10"/>
      <text:p text:style-name="P5"><text:span text:style-name="T8">Schreiben Sie ein C-Programm </text:span><text:span text:style-name="T2">translate.c, </text:span><text:span text:style-name="T8">das </text:span><text:span text:style-name="T10">Zeichenketten aus der Stand</text:span><text:span text:style-name="T8">e</text:span><text:span text:style-name="T10">ingabe einliest und </text:span><text:span text:style-name="T12">nach einer Übersetzung </text:span><text:span text:style-name="T10">in der Standardausgabe</text:span><text:span text:style-name="T8"> </text:span><text:span text:style-name="T12">wieder </text:span><text:span text:style-name="T8">ausgibt. </text:span><text:span text:style-name="T11">Die Übersetzung wird du</text:span><text:span text:style-name="T12">r</text:span><text:span text:style-name="T11">ch zwei gleichlange Argumente der Kommandozeile </text:span><text:span text:style-name="T2">set1</text:span><text:span text:style-name="T11"> und </text:span><text:span text:style-name="T2">set2</text:span><text:span text:style-name="T11"> definiert </text:span><text:span text:style-name="T12">und geschieht wie folgt, für der jeden Buchstaben der eingelesenen Zeichenketten wird in nachdem ersten Auftreten des Buchstabens <text:s/>in dem Argumente </text:span><text:span text:style-name="T2">set1</text:span><text:span text:style-name="T12"> gesucht. Falls der Buchstabe nicht im Argument </text:span><text:span text:style-name="T2">set1</text:span><text:span text:style-name="T12"> gefunden wird, bleibt der Buchstabe unverändert. Falls der Buchstabe im Argument </text:span><text:span text:style-name="T2">set1</text:span><text:span text:style-name="T12"> an der i-ten Stelle zum ersten Mal auftritt, wird der Buchstabe durch den Buchstabe an der i-ten Stelle des Arguments </text:span><text:span text:style-name="T2">set2</text:span><text:span text:style-name="T12"> ersetzt. </text:span></text:p>
      <text:p text:style-name="P13"/>
      <text:p text:style-name="P10"/>
      <text:p text:style-name="P5"/>
      <text:p text:style-name="P4"/>
      <text:p text:style-name="P9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5-01T13:33:51.127132287</dc:date>
    <meta:editing-duration>PT1H6M37S</meta:editing-duration>
    <meta:editing-cycles>18</meta:editing-cycles>
    <meta:document-statistic meta:table-count="0" meta:image-count="0" meta:object-count="0" meta:page-count="2" meta:paragraph-count="58" meta:word-count="634" meta:character-count="4243" meta:non-whitespace-character-count="3710"/>
  </office:meta>
</office:document-meta>
</file>